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font-name="Liberation Serif" fo:font-size="17pt" style:text-underline-style="none" fo:font-weight="bold" officeooo:rsid="2b6f314a" officeooo:paragraph-rsid="34ba9c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ede4a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2cbf8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f2e392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a8feb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cb9ee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03112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officeooo:rsid="2e1b0a80"/>
    </style:style>
    <style:style style:name="T2" style:family="text">
      <style:text-properties fo:color="#333333"/>
    </style:style>
    <style:style style:name="T3" style:family="text">
      <style:text-properties style:font-name="Arial1" officeooo:rsid="325a12c2" style:font-name-asian="Arial1"/>
    </style:style>
    <style:style style:name="T4" style:family="text">
      <style:text-properties officeooo:rsid="325a12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78401204" text:style-name="L1">
        <text:list-item>
          <text:p text:style-name="P1"><text:bookmark-start text:name="商鞅"/>商鞅<text:bookmark-end text:name="商鞅"/></text:p>
          <text:list>
            <text:list-item>
              <text:p text:style-name="P3">法家。</text:p>
              <text:list>
                <text:list-item>
                  <text:p text:style-name="P3">服務 獨裁者、絕對獨裁。</text:p>
                </text:list-item>
                <text:list-item>
                  <text:p text:style-name="P3">從 君王、獨裁者 的 角度，統治國家、找出社會問題、強化獨裁權力。</text:p>
                </text:list-item>
                <text:list-item>
                  <text:p text:style-name="P3">駕馭 人民、奴性，為 國家、政府 服務。</text:p>
                </text:list-item>
              </text:list>
            </text:list-item>
            <text:list-item>
              <text:p text:style-name="P3">商君書。</text:p>
              <text:list>
                <text:list-item>
                  <text:p text:style-name="P4">商君書 認定，民弱國強，國強民弱，故有道之國，務在弱民。</text:p>
                  <text:list>
                    <text:list-item>
                      <text:p text:style-name="P3">弱民。</text:p>
                      <text:list>
                        <text:list-item>
                          <text:p text:style-name="P3">弱民 不是 削弱 人民的 肉體、體力、專注力、創造力。</text:p>
                          <text:list>
                            <text:list-item>
                              <text:p text:style-name="P3">人民的 肉體、體力、專注力、創造力 反而要好。</text:p>
                            </text:list-item>
                          </text:list>
                        </text:list-item>
                        <text:list-item>
                          <text:p text:style-name="P5">弱民 是 削弱 人民的 意識、精神。</text:p>
                        </text:list-item>
                        <text:list-item>
                          <text:p text:style-name="P5">弱民 是 馴化 人民的 意識、精神。</text:p>
                          <text:list>
                            <text:list-item>
                              <text:p text:style-name="P5">利用 趨利、避害、自私、自利 的 人性。</text:p>
                            </text:list-item>
                            <text:list-item>
                              <text:p text:style-name="P5">剝奪 獨立思考能力、個體思考能力。</text:p>
                              <text:list>
                                <text:list-item>
                                  <text:p text:style-name="P5">不好奇、不探索、不思考、不質疑、不反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商君書 認定，使 人民 愚昧無知。</text:p>
                  <text:list>
                    <text:list-item>
                      <text:p text:style-name="P5">人民 越愚昧無知，越容易 被奴役。</text:p>
                    </text:list-item>
                  </text:list>
                </text:list-item>
                <text:list-item>
                  <text:p text:style-name="P4">商君書 認定，平時、戰時。</text:p>
                  <text:list>
                    <text:list-item>
                      <text:p text:style-name="P5">平時，把 所有 時間、體力、精力，都投入到 國家、政府 所需的 生產勞動、金融系統。</text:p>
                    </text:list-item>
                    <text:list-item>
                      <text:p text:style-name="P5">戰時，積極 上戰場、犧牲生命 當砲灰，用 健康、生命 捍衛 國家、政府。</text:p>
                    </text:list-item>
                  </text:list>
                </text:list-item>
                <text:list-item>
                  <text:p text:style-name="P4">商君書 認定，讓 人民 只有 一種、幾種 選擇、選項。</text:p>
                  <text:list>
                    <text:list-item>
                      <text:p text:style-name="P6">讓 人民 只有 一種、幾種（國家 事先 篩選過的）選擇、選項。</text:p>
                    </text:list-item>
                    <text:list-item>
                      <text:p text:style-name="P5">讓 人民 做，國家 希望 人民做的 事。</text:p>
                      <text:list>
                        <text:list-item>
                          <text:p text:style-name="P7">讓 人民 思想、決策、行動，國家 希望 人民 思想、決策、行動 的 事。</text:p>
                        </text:list-item>
                      </text:list>
                    </text:list-item>
                  </text:list>
                </text:list-item>
                <text:list-item>
                  <text:p text:style-name="P5">商君書 認定，馭民五術。</text:p>
                </text:list-item>
                <text:list-item>
                  <text:p text:style-name="P2">反制。</text:p>
                  <text:list>
                    <text:list-item>
                      <text:p text:style-name="P2">不能<text:span text:style-name="T2">、不要</text:span> 趨利、避害、自私、自利。</text:p>
                    </text:list-item>
                    <text:list-item>
                      <text:p text:style-name="P2">要為 群體、其他個體 <text:span text:style-name="T2">的 福利、權利、公共利益，進行</text:span> 貢獻、輸出。</text:p>
                      <text:list>
                        <text:list-item>
                          <text:p text:style-name="P5">分享、共享、同享、貢獻、協助、幫助、幫忙。</text:p>
                        </text:list-item>
                        <text:list-item>
                          <text:p text:style-name="P2">明顯例子，<text:span text:style-name="T2">翻土、</text:span>種樹<text:span text:style-name="T2">、澆水、施肥、樹下乘涼</text:span>。</text:p>
                        </text:list-item>
                        <text:list-item>
                          <text:p text:style-name="P8">明顯例子，（阿米）<text:span text:style-name="T1">愛心羊皮紙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蘇格拉底"/>蘇格拉底<text:bookmark-end text:name="蘇格拉底"/></text:p>
          <text:list>
            <text:list-item>
              <text:p text:style-name="P8">精神助產術。</text:p>
            </text:list-item>
            <text:list-item>
              <text:p text:style-name="P9">理性對話法。</text:p>
              <text:list>
                <text:list-item>
                  <text:p text:style-name="P9">兩個人 理性對話。</text:p>
                </text:list-item>
              </text:list>
            </text:list-item>
            <text:list-item>
              <text:p text:style-name="P9">我知道的是自己無知。</text:p>
            </text:list-item>
          </text:list>
        </text:list-item>
        <text:list-item>
          <text:p text:style-name="P9"><text:bookmark-start text:name="柏拉圖"/>柏拉圖<text:bookmark-end text:name="柏拉圖"/></text:p>
          <text:list>
            <text:list-item>
              <text:p text:style-name="P9">理型。</text:p>
              <text:list>
                <text:list-item>
                  <text:p text:style-name="P11">理型論。</text:p>
                </text:list-item>
                <text:list-item>
                  <text:p text:style-name="P11">理型世界 <text:span text:style-name="T3">↔</text:span><text:span text:style-name="T4"> 不生不滅、數學幾何的三角形。</text:span></text:p>
                </text:list-item>
                <text:list-item>
                  <text:p text:style-name="P12">現實世界 <text:span text:style-name="T3">↔</text:span><text:span text:style-name="T4"> 會生會滅、</text:span>現實世界<text:span text:style-name="T4">的三角形</text:span>。</text:p>
                </text:list-item>
              </text:list>
            </text:list-item>
            <text:list-item>
              <text:p text:style-name="P9">對立論證法。</text:p>
            </text:list-item>
            <text:list-item>
              <text:p text:style-name="P10">慾望、理性、義氣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3T19:55:38.165000000</dc:date>
    <meta:editing-duration>P21DT1H23M7S</meta:editing-duration>
    <meta:editing-cycles>12660</meta:editing-cycles>
    <meta:document-statistic meta:table-count="0" meta:image-count="0" meta:object-count="0" meta:page-count="1" meta:paragraph-count="43" meta:word-count="681" meta:character-count="799" meta:non-whitespace-character-count="724"/>
  </office:meta>
</office:document-meta>
</file>